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51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MergeDevice9_DbOk-MergeDevice10_5-6cc35892-c44f-4aa7-bfee-5f63eca7082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9_DbOk</text:p>
          </table:table-cell>
          <table:table-cell office:value-type="string" calcext:value-type="string">
            <text:p>MergeDevice10_5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6/05/2011 19:27:24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24/05/2014 09:26:46</text:p>
          </table:table-cell>
          <table:table-cell table:style-name="ce1" office:value-type="string" calcext:value-type="string">
            <text:p>24/06/2015 09:26: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4T21:53:01.581586154</dc:date>
    <dc:creator>Raphael </dc:creator>
    <meta:editing-duration>PT2M30S</meta:editing-duration>
    <meta:editing-cycles>2</meta:editing-cycles>
    <meta:generator>LibreOffice/5.0.3.2$Linux_X86_64 LibreOffice_project/00m0$Build-2</meta:generator>
    <meta:document-statistic meta:table-count="1" meta:cell-count="32" meta:object-count="0"/>
  </office:meta>
</office:document-meta>
</file>